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ractingResponseErrorHandler.ExtractingResponse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ractingResponseErrorHandler.setMessageConverters( List &lt; HttpMessageConverter &lt; ? &gt; &gt; message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ctingResponseErrorHandler.extract( @ Nullable Class &lt; ? extends RestClientException &gt; exceptionClass , ClientHttp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ractingResponseErrorHandler.handleError( ClientHttpResponse response , HttpStatusCode status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ractingResponseErrorHandler.setStatusMapping( Map &lt; HttpStatusCode , Class &lt; ? extends RestClientException &gt; &gt; status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ractingResponseErrorHandler.setSeriesMapping( Map &lt; HttpStatus . Series , Class &lt; ? extends RestClientException &gt; &gt; series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ractingResponseErrorHandler.ExtractingResponseErrorHandler( List &lt; HttpMessageConverter &lt; ? &gt; &gt; message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ctingResponseErrorHandler.hasError( HttpStatusCode status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